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a232b7"/>
    </style:style>
    <style:style style:name="P2" style:family="paragraph" style:parent-style-name="Title">
      <style:text-properties officeooo:paragraph-rsid="00a232b7"/>
    </style:style>
    <style:style style:name="P3" style:family="paragraph" style:parent-style-name="Heading">
      <style:text-properties officeooo:rsid="00a55279" officeooo:paragraph-rsid="00a55279"/>
    </style:style>
    <style:style style:name="P4" style:family="paragraph" style:parent-style-name="Preformatted_20_Text">
      <style:text-properties officeooo:rsid="00a55279" officeooo:paragraph-rsid="00a55279"/>
    </style:style>
    <style:style style:name="P5" style:family="paragraph" style:parent-style-name="Standard">
      <style:text-properties officeooo:rsid="00a55279" officeooo:paragraph-rsid="00a55279"/>
    </style:style>
    <style:style style:name="P6" style:family="paragraph" style:parent-style-name="Text_20_body">
      <style:text-properties officeooo:rsid="00a55279" officeooo:paragraph-rsid="00a55279"/>
    </style:style>
    <style:style style:name="P7" style:family="paragraph" style:parent-style-name="Text_20_body">
      <style:text-properties officeooo:rsid="00a7b7e1" officeooo:paragraph-rsid="00a7b7e1"/>
    </style:style>
    <style:style style:name="P8" style:family="paragraph" style:parent-style-name="Preformatted_20_Text">
      <style:text-properties officeooo:rsid="00a36b73" officeooo:paragraph-rsid="00a36b73"/>
    </style:style>
    <style:style style:name="P9" style:family="paragraph" style:parent-style-name="Text_20_body">
      <style:text-properties officeooo:rsid="00a36b73" officeooo:paragraph-rsid="00a36b73"/>
    </style:style>
    <style:style style:name="P10" style:family="paragraph" style:parent-style-name="Preformatted_20_Text">
      <style:text-properties officeooo:paragraph-rsid="00a9351d"/>
    </style:style>
    <style:style style:name="P11" style:family="paragraph" style:parent-style-name="Preformatted_20_Text">
      <style:text-properties officeooo:paragraph-rsid="00aaf54e"/>
    </style:style>
    <style:style style:name="P12" style:family="paragraph" style:parent-style-name="Preformatted_20_Text">
      <style:text-properties officeooo:paragraph-rsid="00accf4d"/>
    </style:style>
    <style:style style:name="P13" style:family="paragraph" style:parent-style-name="Standard">
      <loext:graphic-properties draw:fill="solid" draw:fill-color="#ffffff"/>
      <style:paragraph-properties fo:background-color="#ffffff" fo:padding="0in" fo:border="none" style:shadow="none"/>
      <style:text-properties officeooo:paragraph-rsid="00a36b73"/>
    </style:style>
    <style:style style:name="P14" style:family="paragraph" style:parent-style-name="Text_20_body">
      <style:text-properties officeooo:rsid="0012784d" officeooo:paragraph-rsid="00a232b7"/>
    </style:style>
    <style:style style:name="P15" style:family="paragraph" style:parent-style-name="Text_20_body">
      <style:text-properties officeooo:rsid="00a232b7" officeooo:paragraph-rsid="00a232b7"/>
    </style:style>
    <style:style style:name="P16" style:family="paragraph" style:parent-style-name="Text_20_body">
      <style:text-properties officeooo:rsid="00af558c" officeooo:paragraph-rsid="00af558c"/>
    </style:style>
    <style:style style:name="P17" style:family="paragraph" style:parent-style-name="Text_20_body">
      <style:text-properties officeooo:paragraph-rsid="00a55279"/>
    </style:style>
    <style:style style:name="P18" style:family="paragraph" style:parent-style-name="Heading_20_1">
      <style:text-properties officeooo:rsid="00a7b7e1" officeooo:paragraph-rsid="00a7b7e1"/>
    </style:style>
    <style:style style:name="P19" style:family="paragraph" style:parent-style-name="Heading_20_1">
      <style:text-properties officeooo:paragraph-rsid="00a232b7"/>
    </style:style>
    <style:style style:name="P20" style:family="paragraph" style:parent-style-name="Heading_20_2">
      <style:text-properties officeooo:paragraph-rsid="00a232b7"/>
    </style:style>
    <style:style style:name="T1" style:family="text">
      <style:text-properties officeooo:rsid="0012784d"/>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b04c2b" style:font-size-asian="10pt" style:font-weight-asian="bold" style:font-size-complex="10pt" style:font-weight-complex="bold"/>
    </style:style>
    <style:style style:name="T4" style:family="text">
      <style:text-properties style:font-name="Liberation Mono" fo:font-size="8pt" style:font-size-asian="8pt" style:font-size-complex="8pt"/>
    </style:style>
    <style:style style:name="T5" style:family="text">
      <style:text-properties officeooo:rsid="00a232b7"/>
    </style:style>
    <style:style style:name="T6" style:family="text">
      <style:text-properties officeooo:rsid="00a36b73"/>
    </style:style>
    <style:style style:name="T7" style:family="text">
      <style:text-properties officeooo:rsid="00a55279"/>
    </style:style>
    <style:style style:name="T8" style:family="text">
      <style:text-properties officeooo:rsid="00a7b7e1"/>
    </style:style>
    <style:style style:name="T9" style:family="text">
      <style:text-properties officeooo:rsid="00a9351d"/>
    </style:style>
    <style:style style:name="T10" style:family="text">
      <style:text-properties officeooo:rsid="00aaf54e"/>
    </style:style>
    <style:style style:name="T11" style:family="text">
      <style:text-properties officeooo:rsid="00accf4d"/>
    </style:style>
    <style:style style:name="T12" style:family="text">
      <style:text-properties officeooo:rsid="00b04c2b"/>
    </style:style>
    <style:style style:name="T13" style:family="text">
      <style:text-properties officeooo:rsid="00b1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e </text:span>D<text:span text:style-name="T1">ynamoDB module</text:span></text:p>
      <text:h text:style-name="P18" text:outline-level="1">Getting started</text:h>
      <text:p text:style-name="P7">To start using the module, you need to load it. Since it is built into the base QDL distribution, it is quite easy:</text:p>
      <text:p text:style-name="Preformatted_20_Text"><text:s text:c="3"/><text:span text:style-name="T8">ddb := j_load(</text:span>'<text:span text:style-name="T8">dynamo</text:span>'<text:span text:style-name="T8">);</text:span></text:p>
      <text:p text:style-name="P7">Since there is a default region set on startup, you can test if it loaded right by querying that:</text:p>
      <text:p text:style-name="Preformatted_20_Text"><text:s text:c="3"/>ddb#region()</text:p>
      <text:p text:style-name="Preformatted_20_Text">us-east-2a</text:p>
      <text:p text:style-name="P7"/>
      <text:h text:style-name="Heading_20_1" text:outline-level="1">Typical example <text:span text:style-name="T9">session</text:span></text:h>
      <text:p text:style-name="P10"><text:s text:c="3"/>dd := j_load('dynamo'); </text:p>
      <text:p text:style-name="P10"/>
      <text:p text:style-name="P10"><text:s text:c="3"/>// <text:span text:style-name="T10">Setup m</text:span>ethod <text:span text:style-name="T9">#1</text:span>, open the connection with all the parameters </text:p>
      <text:p text:style-name="P10"><text:s text:c="7"/>cfg.'access_key_id' := 'YOUR_KEY'; </text:p>
      <text:p text:style-name="P10"><text:s text:c="3"/>cfg.'secret_access_key' := 'YOUR_SECRET';</text:p>
      <text:p text:style-name="P10"><text:s text:c="10"/>cfg.'table_name' := 'fermilab_dev'; </text:p>
      <text:p text:style-name="P12"><text:s text:c="7"/>cfg.'partition_key' := '<text:span text:style-name="T11">PartitionKey</text:span>'; </text:p>
      <text:p text:style-name="P10"><text:s text:c="3"/>dd#open(cfg.); </text:p>
      <text:p text:style-name="P10"/>
      <text:p text:style-name="P10">// <text:span text:style-name="T10">Setup m</text:span>ethod <text:span text:style-name="T9">#</text:span>2, set a bunch of them <text:span text:style-name="T9">using mutators</text:span></text:p>
      <text:p text:style-name="P11"><text:s text:c="3"/>dd#region('us-east-2'); </text:p>
      <text:p text:style-name="P11"><text:s text:c="3"/>dd#table_name('fermilab_dev');</text:p>
      <text:p text:style-name="P11"><text:s text:c="3"/>dd#partition_key('<text:bookmark-start text:name="__DdeLink__159821_2568702239"/><text:span text:style-name="T11">PartitionKey</text:span><text:bookmark-end text:name="__DdeLink__159821_2568702239"/>'); </text:p>
      <text:p text:style-name="P10"><text:s text:c="3"/>dd#open('YOUR_KEY', 'YOUR_SECRET');</text:p>
      <text:p text:style-name="P10"/>
      <text:p text:style-name="P10">// <text:span text:style-name="T10">either way, it is ready to be used.</text:span> <text:span text:style-name="T10">T</text:span>he main method is get:</text:p>
      <text:p text:style-name="P10"><text:s text:c="3"/>out. := dd#get('identifier#eppn#dwd@fnal.gov'); </text:p>
      <text:p text:style-name="P10"><text:s text:c="3"/><text:span text:style-name="T10">out.; // print it</text:span></text:p>
      <text:p text:style-name="P11"><text:s text:c="3"/>{ <text:s/>PartitionKey : identifier#eppn#dwd@fnal.gov, </text:p>
      <text:p text:style-name="P11"><text:s text:c="8"/>cm_members : [/dune,/fermilab], </text:p>
      <text:p text:style-name="P11"><text:s text:c="4"/>capabilitysets : [wlcg.capabilityset:/duneana,wlcg.capabilityset:/fermilab] </text:p>
      <text:p text:style-name="P11"><text:s text:c="4"/>} </text:p>
      <text:p text:style-name="P11"><text:s text:c="3"/>// <text:span text:style-name="T10">pretty print </text:span>a specific capability set, <text:span text:style-name="T10">using get again</text:span>:</text:p>
      <text:p text:style-name="P11"><text:s text:c="3"/>// <text:span text:style-name="T10">dd#get retrieve a set of capabilities as a stem, then we access them</text:span></text:p>
      <text:p text:style-name="P11"><text:s text:c="3"/></text:p>
      <text:p text:style-name="P11"><text:s text:c="3"/>print( dd#get(out.'capabilitysets'.0).'capabilities'); </text:p>
      <text:p text:style-name="P11">0 : compute.cancel </text:p>
      <text:p text:style-name="P11">1 : compute.create </text:p>
      <text:p text:style-name="P11">2 : compute.modify </text:p>
      <text:p text:style-name="P11">3 : compute.read </text:p>
      <text:p text:style-name="P11">4 : storage.create:/dune/resilient/jobsub_stage </text:p>
      <text:p text:style-name="P11">5 : storage.create:/dune/scratch/users/${uid} </text:p>
      <text:p text:style-name="P11">6 : storage.create:/fermigrid/jobsub/jobs </text:p>
      <text:p text:style-name="P11">7 : storage.read:/dune </text:p>
      <text:p text:style-name="P11">8 : storage.read:/dune/resilient/jobsub_stage</text:p>
      <text:h text:style-name="P19" text:outline-level="1"><text:soft-page-break/>Operations</text:h>
      <text:h text:style-name="P20" text:outline-level="2">Close</text:h>
      <text:p text:style-name="P1">Description</text:p>
      <text:p text:style-name="P14">Close the current session. You must class <text:span text:style-name="T2">open </text:span>again before doing any operations.</text:p>
      <text:p text:style-name="P1">Usage</text:p>
      <text:p text:style-name="Preformatted_20_Text">close<text:span text:style-name="T5">()</text:span></text:p>
      <text:p text:style-name="P14"/>
      <text:p text:style-name="Heading">Arguments</text:p>
      <text:p text:style-name="P15">none</text:p>
      <text:p text:style-name="Heading">Output</text:p>
      <text:p text:style-name="P15">Logical true if it worked, or an error is raised.</text:p>
      <text:h text:style-name="Heading_20_2" text:outline-level="2">Get</text:h>
      <text:p text:style-name="Heading">Description</text:p>
      <text:p text:style-name="P9">Get the entry for a given key</text:p>
      <text:p text:style-name="Heading">Usage</text:p>
      <text:p text:style-name="Preformatted_20_Text">get(key)</text:p>
      <text:p text:style-name="P9"/>
      <text:p text:style-name="Heading">Arguments</text:p>
      <text:p text:style-name="P9">key – a string that is the key for the entry</text:p>
      <text:p text:style-name="Heading">Output</text:p>
      <text:p text:style-name="P9">A stem with the entries. Note that the entries are converted to QDL types, so you will get back, booleans, integers, decimals, lists and stems. If there is no such entry, the result is empty.</text:p>
      <text:p text:style-name="P9"/>
      <text:h text:style-name="Heading_20_2" text:outline-level="2"><text:soft-page-break/>Open</text:h>
      <text:p text:style-name="Heading">Description</text:p>
      <text:p text:style-name="P9">Open a connection to a dynamo database. </text:p>
      <text:p text:style-name="Heading">Usage</text:p>
      <text:p text:style-name="P8">open(cfg.)</text:p>
      <text:p text:style-name="P8">open(access_key_i<text:span text:style-name="T7">d</text:span>, secret_access_key)</text:p>
      <text:p text:style-name="Text_20_body"/>
      <text:p text:style-name="Heading">Arguments</text:p>
      <text:p text:style-name="P9">If you want to initialize the connection in one go, then use a cfg. Stem. The key/value pairs are</text:p>
      <text:p text:style-name="P13"><text:span text:style-name="T4">+-------------------+-------+--------------------------------------------------------+<text:line-break/>| <text:s text:c="6"/>Name <text:s text:c="7"/>| <text:s/>Req? | <text:s text:c="21"/>Description <text:s text:c="22"/>|<text:line-break/>+-------------------+-------+--------------------------------------------------------+<text:line-break/>| access_key_id <text:s text:c="4"/>| <text:s text:c="2"/>Y <text:s text:c="2"/>| The access key. Part of your AWS credentials <text:s text:c="10"/>|<text:line-break/>| secret_access_key | <text:s text:c="2"/>Y <text:s text:c="2"/>| The secret access key. Part of your AWS credentials <text:s text:c="3"/>|<text:line-break/>| region <text:s text:c="11"/>| <text:s text:c="2"/>N <text:s text:c="2"/>| The AWS region <text:s text:c="40"/>|<text:line-break/>| table_name <text:s text:c="7"/>| <text:s text:c="2"/>N <text:s text:c="2"/>| The table name for all queries. Can be set <text:s text:c="12"/>|<text:line-break/>| partition_key <text:s text:c="4"/>| <text:s text:c="2"/>N <text:s text:c="2"/>| The partition key for all queries. Can be set <text:s text:c="9"/>|<text:line-break/>+-------------------+-------+--------------------------------------------------------+</text:span><text:span text:style-name="T6"><text:line-break/></text:span></text:p>
      <text:p text:style-name="P5">otherwise, if you have set the region, table name and partition key separately (there are methods for those), then you can just open the connection using the access key id and secret access key.</text:p>
      <text:p text:style-name="Text_20_body"/>
      <text:p text:style-name="Heading">Output</text:p>
      <text:p text:style-name="P6">A boolean true if it succeeded otherwise an error is raised.</text:p>
      <text:p text:style-name="Heading">Examples</text:p>
      <text:p text:style-name="P16">See the example session above for both ways to open a connection.</text:p>
      <text:h text:style-name="Heading_20_2" text:outline-level="2">partition_key</text:h>
      <text:p text:style-name="P6">Set or query the partition key for the connection. This must be set before issuing the open() call.</text:p>
      <text:p text:style-name="Heading">Usage</text:p>
      <text:p text:style-name="Preformatted_20_Text">partition_key({new_key})</text:p>
      <text:p text:style-name="Heading">Arguments</text:p>
      <text:p text:style-name="P6">none – simply query the current key, if any.</text:p>
      <text:p text:style-name="P6">new_key – the new key to use. The old key is returned</text:p>
      <text:h text:style-name="Heading_20_2" text:outline-level="2"><text:soft-page-break/>Region</text:h>
      <text:p text:style-name="P17"><text:span text:style-name="T7">Set or query the region for the connection. </text:span><text:span text:style-name="T12">Note this has a default value of </text:span><text:span text:style-name="T3">us_east_2</text:span>.</text:p>
      <text:p text:style-name="Heading">Usage</text:p>
      <text:p text:style-name="P4">region({new_region})</text:p>
      <text:p text:style-name="Heading">Arguments</text:p>
      <text:p text:style-name="P6">none – query current region. A default is usually set.</text:p>
      <text:p text:style-name="P6">new_region – the new region. The old region is returned.</text:p>
      <text:h text:style-name="Heading_20_2" text:outline-level="2">Regions</text:h>
      <text:p text:style-name="P6">Query the supported regions for this module.</text:p>
      <text:p text:style-name="Heading">Usage</text:p>
      <text:p text:style-name="Preformatted_20_Text">regions()</text:p>
      <text:p text:style-name="Text_20_body"/>
      <text:p text:style-name="Heading">Arguments</text:p>
      <text:p text:style-name="P6">none</text:p>
      <text:p text:style-name="Heading">Output</text:p>
      <text:p text:style-name="P6">All supported regions, including possibly other information.</text:p>
      <text:h text:style-name="Heading_20_2" text:outline-level="2">table_name</text:h>
      <text:p text:style-name="P6">Set or query the tablename used for the connection</text:p>
      <text:p text:style-name="Heading">Usage</text:p>
      <text:p text:style-name="Preformatted_20_Text">table_name({new_table_name})</text:p>
      <text:p text:style-name="P3">Arguments</text:p>
      <text:p text:style-name="P6">none – query current table name</text:p>
      <text:p text:style-name="P6">new_table_name – the new table name to use. The old one is retur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2:43:23.164283154</meta:creation-date>
    <meta:editing-duration>PT15H24M31S</meta:editing-duration>
    <meta:editing-cycles>11</meta:editing-cycles>
    <meta:generator>LibreOffice/24.2.7.2$Linux_X86_64 LibreOffice_project/420$Build-2</meta:generator>
    <dc:title>qdl</dc:title>
    <dc:date>2026-01-21T16:09:55.940642833</dc:date>
    <meta:document-statistic meta:table-count="0" meta:image-count="0" meta:object-count="0" meta:page-count="4" meta:paragraph-count="102" meta:word-count="580" meta:character-count="4237" meta:non-whitespace-character-count="3467"/>
    <meta:template xlink:type="simple" xlink:actuate="onRequest" xlink:title="qdl" xlink:href="../../../../../../../../Templates/qdl1.ott" meta:date="2024-07-18T12:43:22.920491821"/>
  </office:meta>
</office:document-meta>
</file>